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E9000003093CB192DEF61B06DF.png" manifest:media-type="image/png"/>
  <manifest:file-entry manifest:full-path="Pictures/100002010000050F0000031ED474DFD39ADDD12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8.63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text-properties fo:font-size="32pt" style:text-underline-style="solid" style:text-underline-width="auto" style:text-underline-color="font-color"/>
    </style:style>
    <style:style style:name="P2" style:family="paragraph">
      <loext:graphic-properties draw:fill-color="#ffffff"/>
      <style:text-properties fo:font-size="32pt" style:text-underline-style="solid" style:text-underline-width="auto" style:text-underline-color="font-color"/>
    </style:style>
    <style:style style:name="P3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601cm" svg:y="4.6cm" presentation:class="title" presentation:user-transformed="true">
          <draw:text-box>
            <text:p><text:span text:style-name="T1">* Wet Trash *</text:span></text:p>
          </draw:text-box>
        </draw:frame>
        <draw:frame presentation:style-name="pr2" draw:text-style-name="P2" draw:layer="layout" svg:width="25.199cm" svg:height="8.632cm" svg:x="1.4cm" svg:y="8.968cm" presentation:class="subtitle" presentation:user-transformed="true">
          <draw:text-box>
            <text:p text:style-name="P1"><text:span text:style-name="T2">This bucket can have:</text:span></text:p>
            <text:p text:style-name="P1"><text:span text:style-name="T3"/></text:p>
            <text:p text:style-name="P1"><text:span text:style-name="T3">Any kind of food encrusted dreck,</text:span></text:p>
            <text:p text:style-name="P1"><text:span text:style-name="T3">or smelly things ejected from the fridge,</text:span></text:p>
            <text:p text:style-name="P1"><text:span text:style-name="T3">or bizarre things found on the floor.</text:span></text:p>
            <text:p text:style-name="P1"><text:span text:style-name="T3">Give it the worst, gross, goopy glop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50F0000031ED474DFD39ADDD129.png" xlink:type="simple" xlink:show="embed" xlink:actuate="onLoad"/>
    <draw:fill-image draw:name="background" xlink:href="Pictures/10000201000004E9000003093CB192DEF61B06D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duardunix </meta:initial-creator>
    <meta:creation-date>2015-08-05T16:57:16.503659833</meta:creation-date>
    <dc:date>2021-11-02T11:14:10.248554959</dc:date>
    <dc:creator>Chris Koeritz</dc:creator>
    <meta:editing-duration>PT4M27S</meta:editing-duration>
    <meta:editing-cycles>2</meta:editing-cycles>
    <meta:generator>LibreOffice/6.4.7.2$Linux_X86_64 LibreOffice_project/40$Build-2</meta:generator>
    <meta:document-statistic meta:object-count="29"/>
  </office:meta>
</office:document-meta>
</file>